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f84c2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mos seminarams<text:tab/><text:tab/><text:tab/></text:span></text:p>
      <text:p text:style-name="Standard">Nr<text:tab/>Pavardė Vardas<text:tab/><text:tab/><text:tab/><text:tab/>Tema prezentacijai<text:tab/> <text:s text:c="4"/><text:tab/> <text:s text:c="4"/>Prezentacijos pristatymo data</text:p>
      <text:p text:style-name="Standard">1<text:tab/>Adomaitytė Edita (1313684)S<text:tab/><text:tab/>Kaip mes pažįstame pasaulį?<text:tab/><text:tab/><text:tab/><text:tab/>10.06</text:p>
      <text:p text:style-name="Standard">2<text:tab/>Adomauskaitė Viktorija (1510647)S<text:tab/>Kuo mokslinis pažinimas skiriasi nuo „buitinio“?<text:tab/><text:tab/>10.06</text:p>
      <text:p text:style-name="Standard">3<text:tab/>Adomavičius Rokas (1511086)S<text:tab/><text:tab/>Ar mokslas gali viską įrodyti?<text:tab/><text:tab/><text:tab/><text:tab/>10.06</text:p>
      <text:p text:style-name="Standard">4<text:tab/>Aleksiūnas Paulius (1410077)S<text:tab/><text:tab/>Kuo skiriasi mokslas nuo pseudomokslo?<text:tab/><text:tab/>10.06</text:p>
      <text:p text:style-name="Standard">5<text:tab/>Ankėnaitė Gintarė (1511126)S<text:tab/><text:tab/>Kodėl astrologija ne mokslas?<text:tab/><text:tab/><text:tab/><text:tab/>10.06</text:p>
      <text:p text:style-name="Standard">6<text:tab/>Babinskas Justinas (1410985)S<text:tab/><text:tab/>Kaip mokslo paradigmų kaita keičia pasaulėvaizdį?<text:tab/>10.06</text:p>
      <text:p text:style-name="Standard">7<text:tab/>Bambalaitė Mėta (1313656)S<text:tab/><text:tab/>Erdvės matiškumas?<text:tab/><text:tab/><text:tab/><text:tab/><text:tab/>10.13</text:p>
      <text:p text:style-name="Standard">8<text:tab/>Barauskas Karolis (1510689)S<text:tab/><text:tab/>Kokioje erdvėje mes gyvename?<text:tab/><text:tab/><text:tab/><text:tab/>10.13</text:p>
      <text:p text:style-name="Standard">9<text:tab/>Baronas Denis (1513308)S<text:tab/><text:tab/>Naujausios žinios apie juodąsias skyles.<text:tab/><text:tab/><text:tab/>10.13</text:p>
      <text:p text:style-name="P2">10<text:tab/>Baublytė Monika (1512319)S<text:tab/><text:tab/>Nuo ko priklauso laiko kryptis?<text:tab/><text:tab/><text:tab/><text:tab/>10.13</text:p>
      <text:p text:style-name="P2">11<text:tab/>Belevičiūtė Miglė (1612320)S <text:s/>Kiek svarbi Einšteino reliatyvumo teorija <text:s/>kasdieniniame gyvenime? <text:s/>10.13 <text:s text:c="2"/>.</text:p>
      <text:p text:style-name="Standard">12<text:tab/>Bendorius Eimantas (1410118)S<text:tab/><text:tab/>Ar galima keliauti laike?<text:tab/><text:tab/><text:tab/><text:tab/><text:tab/>10.13</text:p>
      <text:p text:style-name="Standard">13<text:tab/>Beniušis Laimonas (1410102)S<text:tab/><text:tab/>Naujausios žinios apie kvantinę teleportaciją<text:tab/><text:tab/>10.13</text:p>
      <text:p text:style-name="Standard">14<text:tab/>Beniušis Mindaugas (1612986)S<text:tab/><text:tab/>Iš ko sudaryta medžiaga?<text:tab/><text:tab/><text:tab/><text:tab/>12.01¤</text:p>
      <text:p text:style-name="Standard">15<text:tab/>Bičkovas Nedas (1313665)S<text:tab/><text:tab/>Iš ko sudaryti laukai?<text:tab/><text:tab/><text:tab/><text:tab/><text:tab/>12.01</text:p>
      <text:p text:style-name="Standard">16<text:tab/>Bingelis Donatas (1510155)S<text:tab/><text:tab/>Iš ko sudarytas vakuumas?<text:tab/><text:tab/><text:tab/><text:tab/>12.01</text:p>
      <text:p text:style-name="Standard">17<text:tab/>Birgiolas Eligijus (1412251)S<text:tab/><text:tab/>Naujausios žinios apie tamsiąją medžiagą?<text:tab/><text:tab/>12.01</text:p>
      <text:p text:style-name="Standard">18<text:tab/>Burda Kristijonas (1512103)S<text:tab/><text:tab/>Naujausios žinios apie tamsiąją energiją?<text:tab/><text:tab/>12.01</text:p>
      <text:p text:style-name="Standard">19<text:tab/>Butkus Simonas (1510757)S<text:tab/><text:tab/>Naujausios žinios apie gravitacines bangas?<text:tab/><text:tab/>12.01</text:p>
      <text:p text:style-name="Standard">20<text:tab/>Ciūnytė Laura (1511393)S<text:tab/><text:tab/>Kas yra entropija?<text:tab/><text:tab/><text:tab/><text:tab/><text:tab/>12.08</text:p>
      <text:p text:style-name="Standard">21<text:tab/>Čekuolytė Kotryna (1313659)S<text:tab/><text:tab/>Kas yra informacija?<text:tab/><text:tab/><text:tab/><text:tab/><text:tab/>12.08</text:p>
      <text:p text:style-name="Standard">22<text:tab/>Dapkutė Viktorija (1412687)S<text:tab/><text:tab/>Netiesinių dinaminių sistemų pavyzdžiai. <text:tab/><text:tab/>12.08</text:p>
      <text:p text:style-name="Standard">23<text:tab/>Daškevič Ieva (1413343)S<text:tab/><text:tab/>Bifurkacijų pavyzdžiai.<text:tab/><text:tab/><text:tab/><text:tab/><text:tab/>12.08</text:p>
      <text:p text:style-name="Standard">24<text:tab/>Degėsytė Goda (1612666)S<text:tab/><text:tab/>Negyvosios gamtos savikūros pavyzdžiai. <text:tab/><text:tab/>12.08</text:p>
      <text:p text:style-name="Standard">25<text:tab/>Dilkaitė Simona (1511420)S<text:tab/><text:tab/>Paaiškinkite savikūros mechanizmą. <text:tab/><text:tab/><text:tab/>12.08</text:p>
      <text:p text:style-name="Standard">26<text:tab/>Gasiūnaitė Akvilė (1513304)S<text:tab/><text:tab/>Tvarkos, netvarkos ir chaoso pavyzdžiai. <text:tab/><text:tab/><text:tab/>12.08</text:p>
      <text:p text:style-name="Standard">27<text:tab/>Gaudutis Ąžuolas (1410091)S<text:tab/><text:tab/>Kas yra chaotinės sistemos? <text:tab/><text:tab/><text:tab/><text:tab/>12.15</text:p>
      <text:p text:style-name="Standard"><text:soft-page-break/>28<text:tab/>Gervelis Edvinas (1510183)S<text:tab/><text:tab/>Chaoso valdymo pavyzdžiai medicinoje. <text:tab/><text:tab/><text:tab/>12.15</text:p>
      <text:p text:style-name="Standard">29<text:tab/>Ikasalaitė Diana (1412689)S<text:tab/><text:tab/>Fraktalų pavyzdžiai imituojantys gyvąsias sistemas. <text:tab/>12.15</text:p>
      <text:p text:style-name="Standard">30<text:tab/>Ivanauskas Irmantas (1510659)S<text:tab/>Fraktalai finansinėse rinkose. <text:tab/><text:tab/><text:tab/><text:tab/>12.15</text:p>
      <text:p text:style-name="Standard">31<text:tab/>Janušas Žygimantas (1611773)S<text:tab/><text:tab/>Žemės cheminės evoliucijos scenarijai. <text:tab/><text:tab/><text:tab/>12.15</text:p>
      <text:p text:style-name="Standard">32<text:tab/>Janutėnas Simas (1513306)S<text:tab/><text:tab/>Minimali gyvoji sistema. <text:tab/><text:tab/><text:tab/><text:tab/>12.15</text:p>
      <text:p text:style-name="Standard">33<text:tab/>Jasevičiūtė Rimantė (1313669)S<text:tab/><text:tab/>Gyvųjų sistemų raida.<text:tab/><text:tab/><text:tab/><text:tab/><text:tab/>12.15</text:p>
      <text:p text:style-name="Standard">34<text:tab/>Karazijaitė Emilija (1412696)S<text:tab/><text:tab/>Ar miestas gyvas? <text:tab/><text:tab/><text:tab/><text:tab/><text:tab/>12.22</text:p>
      <text:p text:style-name="Standard">35<text:tab/>Karpickaitė Gabrielė (1410999)S<text:tab/><text:tab/>Kiek organizacija (įmonė) gyva?<text:tab/><text:tab/><text:tab/><text:tab/>12.22</text:p>
      <text:p text:style-name="Standard">36<text:tab/>Kaunietis Marius (1213606)S<text:tab/><text:tab/>Ar galima gyvybė ne anglies pagrindu?<text:tab/><text:tab/><text:tab/>12.22</text:p>
      <text:p text:style-name="Standard">37<text:tab/>Kavaliauskaitė Kristina (1310741)S<text:tab/>Naujausios žinios apie gyvybę Marse.<text:tab/><text:tab/><text:tab/>12.22</text:p>
      <text:p text:style-name="Standard">38<text:tab/>Kazakevičius Ričardas (1410087)S<text:tab/>Ar yra gyvybė kosmose?<text:tab/><text:tab/><text:tab/><text:tab/><text:tab/>12.22</text:p>
      <text:p text:style-name="Standard">39<text:tab/>Kazlauskas Arminas (1612348)S<text:tab/><text:tab/>Ar socialiniai tinklai gyvi?<text:tab/><text:tab/><text:tab/><text:tab/>12.22</text:p>
      <text:p text:style-name="Standard">40<text:tab/>Kolytė Karolina (1313675)S<text:tab/><text:tab/>Simetrijos reikšmė pasaulio pažinime.<text:tab/><text:tab/><text:tab/>10.27</text:p>
      <text:p text:style-name="Standard">41<text:tab/>Kozakas Rolandas (1510138)S<text:tab/><text:tab/>Kaip dalelės bei kūnai sąveikoja?<text:tab/><text:tab/><text:tab/>10.27</text:p>
      <text:p text:style-name="Standard">42<text:tab/>Kundreckas Arnas (1511083)S<text:tab/><text:tab/>Matų sistemos ateitis;<text:tab/><text:tab/><text:tab/><text:tab/><text:tab/>10.27</text:p>
      <text:p text:style-name="P1">43 <text:tab/>Kurkytė Ugnė Kuo skiriasi pasaulis, kurį mato žmogus, ir kurį mato prietaisai? <text:s text:c="31"/>10.27<text:tab/></text:p>
      <text:p text:style-name="Standard">44<text:tab/>Kutalovskaja Judita (1313661)S<text:tab/><text:tab/>Naujausi atradimai Saulės sistemoje;<text:tab/><text:tab/><text:tab/>11.03</text:p>
      <text:p text:style-name="Standard">45<text:tab/>Laginauskaitė Agnė (1413235)S<text:tab/><text:tab/>Naujausi atradimai tiriant mūsų Galaktiką;<text:tab/><text:tab/>11.03</text:p>
      <text:p text:style-name="Standard">46<text:tab/>Lisovskaja Aliona (1410125)S<text:tab/><text:tab/>Naujausi atradimai tiriant Visatą;<text:tab/><text:tab/><text:tab/>11.03</text:p>
      <text:p text:style-name="Standard">47<text:tab/>Maldūnas Povilas (1513309)S<text:tab/><text:tab/>Kas atrasta tarpgalaktinėje erdvėje?<text:tab/><text:tab/><text:tab/>11.03</text:p>
      <text:p text:style-name="P1">48<text:tab/>Masiulionytė Monika (1310614)S<text:tab/> <text:s text:c="2"/>Kas atrandama astronomijoje stebint erdvę skirtingų <text:s text:c="20"/>. <text:s/>elektromagnetinių bangų ruožuose? 10.27 <text:s text:c="5"/>. <text:s text:c="8"/></text:p>
      <text:p text:style-name="Standard">49<text:tab/>Mikutaitė Giedrė Vita (1511958)S<text:tab/>Kaip žvaigždės gamina cheminius elementus?<text:tab/><text:tab/>11.03</text:p>
      <text:p text:style-name="Standard">50<text:tab/>Mockaitytė Rasa (1312971)S<text:tab/><text:tab/>Kaip susikūrė ir sukuriami sunkieji cheminiai elementai?<text:tab/>11.03</text:p>
      <text:p text:style-name="Standard">51<text:tab/>Montvydas Liudas (1613010)S<text:tab/><text:tab/>Saulės modelis ir ateitis;<text:tab/><text:tab/><text:tab/><text:tab/><text:tab/>11.10</text:p>
      <text:p text:style-name="Standard">52<text:tab/>Petrikas Mantas (1510682)S<text:tab/><text:tab/>Meteoritų poveikis Žemei;<text:tab/><text:tab/><text:tab/><text:tab/>11.10</text:p>
      <text:p text:style-name="Standard">53<text:tab/>Petuchovas Justinas (1312961)S<text:tab/><text:tab/> Didžiausios katastrofos Žemėje.<text:tab/><text:tab/><text:tab/><text:tab/>11.10</text:p>
      <text:p text:style-name="Standard">54<text:tab/>Polikevičius Justas (1313672)S<text:tab/><text:tab/> Supernovų poveikis Žemei;<text:tab/><text:tab/><text:tab/><text:tab/>11.10</text:p>
      <text:p text:style-name="Standard">55<text:tab/>Ramanauskas Matas (1510648)S<text:tab/>Saulės vėjas ir jo pasekmės;<text:tab/><text:tab/><text:tab/><text:tab/>11.10</text:p>
      <text:p text:style-name="P1"><text:soft-page-break/>56<text:tab/>Rastenis Rytis (1613128)S<text:tab/><text:tab/>Kas nutiktų, jei elektronas skrietų orbita apie branduolį? <text:s text:c="15"/>. <text:s text:c="2"/>Kur tai panaudojama? <text:s text:c="3"/>10.27 <text:s text:c="6"/>. </text:p>
      <text:p text:style-name="Standard">57<text:tab/>Repšys Petras (1413339)S<text:tab/><text:tab/>Elementariųjų dalelių sandaros tyrimo metodai;<text:tab/><text:tab/>10.27</text:p>
      <text:p text:style-name="Standard">58<text:tab/>Ritmejeris Justas (1511092)S<text:tab/><text:tab/>Kas naujo tiriant materijos sandarą?<text:tab/><text:tab/><text:tab/>10.27</text:p>
      <text:p text:style-name="Standard">59<text:tab/>Rokaitis Irmantas (1511098)S<text:tab/><text:tab/>Cheminės technologijos esmė ir galimybės;<text:tab/><text:tab/>10.27</text:p>
      <text:p text:style-name="Standard">60<text:tab/>Rudokas Vytautas (1412686)S<text:tab/><text:tab/>Branduolinės energetikos pranašumai;<text:tab/><text:tab/><text:tab/>11.24</text:p>
      <text:p text:style-name="Standard">61<text:tab/>Senulytė Ieva (1313683)S<text:tab/><text:tab/>Vėjo energetikos perspektyvos ir problemos;<text:tab/><text:tab/>11.24</text:p>
      <text:p text:style-name="Standard">62<text:tab/>Simanavičius Titas (1513565)S<text:tab/><text:tab/>Saulės energetikos perspektyvos ir problemos;<text:tab/><text:tab/>11.24</text:p>
      <text:p text:style-name="Standard">63<text:tab/>Sirutavičiūtė Ieva Irena (1611663)S<text:tab/>Izotopų taikymo medicinoje esmė;<text:tab/><text:tab/><text:tab/>10.27</text:p>
      <text:p text:style-name="Standard">64<text:tab/>Stanislovėnaitė Giedrė (1411470)S<text:tab/>Pozitronai medicinoje.<text:tab/><text:tab/><text:tab/><text:tab/><text:tab/>10.27</text:p>
      <text:p text:style-name="Standard">65<text:tab/>Stočkūnaitė Benita (1412693)S<text:tab/><text:tab/>Ką sąlygoja tektoniniai procesai Žemėje?<text:tab/><text:tab/>11.10</text:p>
      <text:p text:style-name="Standard">66<text:tab/>Strazdas Jaunius (1513255)S<text:tab/><text:tab/>Kas šildo Žemę? Kokios to pasekmės?<text:tab/><text:tab/><text:tab/>11.17</text:p>
      <text:p text:style-name="Standard">67<text:tab/>Stukonytė Laura (1511921)S<text:tab/><text:tab/>Žemės vidinės sandaros modelis.<text:tab/><text:tab/><text:tab/>11.17</text:p>
      <text:p text:style-name="Standard">68<text:tab/>Šilanskas Arvydas (1510773)S<text:tab/><text:tab/>Kiek yra Žemėje vandens? Kaip kinta jo lygis?<text:tab/><text:tab/>11.17</text:p>
      <text:p text:style-name="Standard">69<text:tab/>Šleivys Arnas (1510187)S<text:tab/><text:tab/>Kuo pavojingas „Yellowstone“ parkas?<text:tab/><text:tab/><text:tab/>11.17</text:p>
      <text:p text:style-name="Standard">70<text:tab/>Šteinys Lukas (1410968)S<text:tab/><text:tab/>Kas gali sutrikdyti Golfo srovę?<text:tab/><text:tab/><text:tab/><text:tab/>11.17</text:p>
      <text:p text:style-name="Standard">71<text:tab/>Talačkaitė Ieva (1510769)S<text:tab/><text:tab/>Ozonas: kodėl jis reikšmingas? <text:tab/><text:tab/><text:tab/><text:tab/>11.17</text:p>
      <text:p text:style-name="Standard">72<text:tab/>Užkuraitis Karolis (1510730)S<text:tab/><text:tab/>Deguonies kilmė Žemėje?<text:tab/><text:tab/><text:tab/><text:tab/>11.24</text:p>
      <text:p text:style-name="Standard">73<text:tab/>Vaičikauskaitė Manta (1413329)S<text:tab/>Kodėl nanodariniai yra perspektyvūs?<text:tab/><text:tab/><text:tab/>11.24</text:p>
      <text:p text:style-name="Standard">74<text:tab/>Vaitekūnaitė Skaistė (1313655)S<text:tab/><text:tab/>Nanodariniai medicinoje;<text:tab/><text:tab/><text:tab/><text:tab/>11.24</text:p>
      <text:p text:style-name="Standard">75<text:tab/>Valančius Juozas (1410072)S<text:tab/><text:tab/>Protonų pluoštai medicinoje;<text:tab/><text:tab/><text:tab/><text:tab/>10.27</text:p>
      <text:p text:style-name="Standard">76<text:tab/>Valiukonytė Viktorija (1510739)S<text:tab/>Kaip buvo statomos piramidės?<text:tab/><text:tab/><text:tab/><text:tab/>11.24</text:p>
      <text:p text:style-name="Standard">77<text:tab/>Vilbik Artur (1313681)S<text:tab/><text:tab/><text:tab/>Kas naujo puslaidininkių panaudojime?<text:tab/><text:tab/><text:tab/>11.24</text:p>
      <text:p text:style-name="P1">78<text:tab/>Žukauskas Karolis (1410079)S<text:tab/><text:tab/> 11-60 metų trukmės klimato periodinio kitimo <text:s text:c="2"/>galimos <text:s text:c="16"/>. <text:s text:c="2"/>priežastys <text:s text:c="15"/>11.24 <text:s text:c="7"/>.</text:p>
      <text:p text:style-name="P1">79<text:tab/>Žvirblytė Justina (1513305)S<text:tab/><text:tab/> <text:s text:c="2"/>Šiltnamio efekto esmė, ir kodėl dėl šio efekto kitimo <text:s text:c="21"/>. nerimaujama? <text:s text:c="10"/>11.24 <text:s text:c="7"/>.</text:p>
      <text:p text:style-name="Standard">80<text:tab/>Justinas Čičinskas<text:tab/><text:tab/><text:tab/>Kvantinio pasaulio ypatumai<text:tab/><text:tab/><text:tab/><text:tab/>12.01</text:p>
      <text:p text:style-name="Standard">81<text:tab/>Greta Mikalauskaitė<text:tab/><text:tab/><text:tab/>Vulkanų poveikis klimatui ir civilizacijai<text:tab/><text:tab/><text:tab/>11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8752in" fo:margin-left="1in" fo:margin-right="0.3752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V</meta:initial-creator>
    <meta:editing-cycles>5</meta:editing-cycles>
    <meta:print-date>2016-09-21T12:05:00</meta:print-date>
    <meta:creation-date>2016-09-22T07:50:00</meta:creation-date>
    <dc:date>2016-10-11T20:37:46.951000000</dc:date>
    <meta:editing-duration>PT32M3S</meta:editing-duration>
    <meta:generator>LibreOffice/5.2.0.4$Windows_x86 LibreOffice_project/066b007f5ebcc236395c7d282ba488bca6720265</meta:generator>
    <meta:document-statistic meta:table-count="0" meta:image-count="0" meta:object-count="0" meta:page-count="3" meta:paragraph-count="83" meta:word-count="793" meta:character-count="6501" meta:non-whitespace-character-count="5327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